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5671" officeooo:paragraph-rsid="00065671"/>
    </style:style>
    <style:style style:name="P2" style:family="paragraph" style:parent-style-name="Standard">
      <style:paragraph-properties fo:text-align="justify" style:justify-single-word="false"/>
      <style:text-properties style:font-name="sans-serif" fo:font-size="10.5pt" officeooo:rsid="00081ce3" officeooo:paragraph-rsid="00065671"/>
    </style:style>
    <style:style style:name="P3" style:family="paragraph" style:parent-style-name="Standard">
      <style:paragraph-properties fo:text-align="justify" style:justify-single-word="false"/>
      <style:text-properties style:font-name="sans-serif" fo:font-size="10.5pt" officeooo:rsid="00081ce3" officeooo:paragraph-rsid="00081ce3"/>
    </style:style>
    <style:style style:name="P4" style:family="paragraph" style:parent-style-name="Standard">
      <style:paragraph-properties fo:text-align="justify" style:justify-single-word="false"/>
      <style:text-properties style:font-name="sans-serif" fo:font-size="10.5pt" officeooo:rsid="0008c4da" officeooo:paragraph-rsid="0008c4da"/>
    </style:style>
    <style:style style:name="P5" style:family="paragraph" style:parent-style-name="Standard">
      <style:paragraph-properties fo:text-align="justify" style:justify-single-word="false"/>
      <style:text-properties style:font-name="sans-serif" fo:font-size="10.5pt"/>
    </style:style>
    <style:style style:name="P6" style:family="paragraph" style:parent-style-name="Standard">
      <style:paragraph-properties fo:text-align="justify" style:justify-single-word="false"/>
      <style:text-properties style:font-name="sans-serif" fo:font-size="10.5pt" officeooo:paragraph-rsid="0008c4da"/>
    </style:style>
    <style:style style:name="P7" style:family="paragraph" style:parent-style-name="Standard">
      <style:paragraph-properties fo:text-align="justify" style:justify-single-word="false"/>
      <style:text-properties style:font-name="sans-serif" fo:font-size="10.5pt" officeooo:paragraph-rsid="00065671"/>
    </style:style>
    <style:style style:name="P8" style:family="paragraph" style:parent-style-name="Standard">
      <style:paragraph-properties fo:text-align="justify" style:justify-single-word="false"/>
      <style:text-properties style:font-name="Ubuntu Medium1" fo:font-size="16pt" officeooo:rsid="00065671" officeooo:paragraph-rsid="00065671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Ubuntu Medium" officeooo:rsid="00065671" officeooo:paragraph-rsid="00065671"/>
    </style:style>
    <style:style style:name="P10" style:family="paragraph" style:parent-style-name="Standard">
      <style:paragraph-properties fo:text-align="justify" style:justify-single-word="false"/>
    </style:style>
    <style:style style:name="T1" style:family="text">
      <style:text-properties officeooo:rsid="00065671"/>
    </style:style>
    <style:style style:name="T2" style:family="text">
      <style:text-properties style:font-name="sans-serif" fo:font-size="10.5pt"/>
    </style:style>
    <style:style style:name="T3" style:family="text">
      <style:text-properties style:font-name="sans-serif" fo:font-size="10.5pt" officeooo:rsid="000b47ba"/>
    </style:style>
    <style:style style:name="T4" style:family="text">
      <style:text-properties style:font-name="Ubuntu Medium1" fo:font-size="16pt" style:font-size-asian="16pt" style:font-size-complex="16pt"/>
    </style:style>
    <style:style style:name="T5" style:family="text">
      <style:text-properties style:font-name="Ubuntu Medium1" fo:font-size="16pt" officeooo:rsid="0008c4da" style:font-size-asian="16pt" style:font-size-complex="16pt"/>
    </style:style>
    <style:style style:name="T6" style:family="text">
      <style:text-properties officeooo:rsid="00081ce3"/>
    </style:style>
    <style:style style:name="T7" style:family="text">
      <style:text-properties officeooo:rsid="0008c4d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duction</text:p>
      <text:p text:style-name="P2"/>
      <text:p text:style-name="P3">Ce projet de LP50 est couplé avec celui de l'UV LO52 « Informatique mobile et communications courtes portées ». </text:p>
      <text:p text:style-name="P9"/>
      <text:p text:style-name="P9"/>
      <text:p text:style-name="P9">Énoncé</text:p>
      <text:p text:style-name="P1"/>
      <text:p text:style-name="P6"><text:span text:style-name="T6">Aujourd’hui, de plus en plus de logements résidentiels intègrent des systèmes embarqués permettant </text:span>de <text:span text:style-name="T7">récupérer</text:span> certaines informations provenant de l’habitation<text:span text:style-name="T7"> tel que la température, la luminosité, capteur de mouvement, … Cette acquisition est faite au travers d'un réseau de capteur connecté à une station domotique, qui a le rôle d'un serveur qui doit être capable de stocker les informations et de les restituer à une application Android.</text:span></text:p>
      <text:p text:style-name="P4"/>
      <text:p text:style-name="P4">La conception de ce système fait l'objet du projet de l'UV LO52. Dans la partie du projet consacré à l'UV LP50, nous nous concentrerons uniquement sur la réalisation de l'application.</text:p>
      <text:p text:style-name="P1"/>
      <text:p text:style-name="P1"><text:span text:style-name="T5">Spécifications de l</text:span><text:span text:style-name="T4">'application A</text:span><text:span text:style-name="T5">ndroid</text:span></text:p>
      <text:p text:style-name="P7"/>
      <text:p text:style-name="P5">Cette application est une application Android complète permettant de :</text:p>
      <text:p text:style-name="P10">- <text:span text:style-name="T2">Communiquer avec la station domotique via des requêtes HTTPs</text:span></text:p>
      <text:p text:style-name="P10">- <text:span text:style-name="T2">Traiter les réponses aux requêtes précédentes qui seront au format JSON ou XML</text:span></text:p>
      <text:p text:style-name="P10">- <text:span text:style-name="T2">Afficher sous forme graphique les données ainsi récupérées</text:span></text:p>
      <text:p text:style-name="P10">- <text:span text:style-name="T2">Mettre en place une interface de navigation pour "naviguer" entre les informations des</text:span></text:p>
      <text:p text:style-name="P5">capteurs des différentes pièces</text:p>
      <text:section text:style-name="Sect1" text:name="Section2" text:protected="true">
        <text:section-source xlink:href="https://lh4.ggpht.com/Aj6B-US6izOVtIT8-khakTD3bI1jssX8GT-K1zyWotdNWI3_UQlQJsKwPSgf74KMc4lT=h900"/>
        <text:p text:style-name="Text_20_body"/>
      </text:section>
      <text:p text:style-name="P1"/>
      <text:p text:style-name="P1"/>
      <text:p text:style-name="P8">Résultats attendus</text:p>
      <text:p text:style-name="P8"/>
      <text:p text:style-name="P5"><text:span text:style-name="T7">L'</text:span> application devra :</text:p>
      <text:p text:style-name="P10">- <text:span text:style-name="T1">Être</text:span><text:span text:style-name="T2"> capable de communiquer avec la station domotique</text:span></text:p>
      <text:p text:style-name="P10">- <text:span text:style-name="T2">De gérer les réponses aux requêtes vers la station domotique</text:span></text:p>
      <text:p text:style-name="P10">- <text:span text:style-name="T2">De traiter les données pour les afficher graphiquement au sein d’une application Android</text:span></text:p>
      <text:p text:style-name="P10">- <text:span text:style-name="T2">De donner la possibilité à l’utilisateur de choisir quel(s) "capteur(s)" ils souhaitent visualise</text:span><text:span text:style-name="T3">r</text:span></text:p>
      <text:section text:style-name="Sect1" text:name="Section1" text:protected="true">
        <text:section-source xlink:href="https://lh4.ggpht.com/Aj6B-US6izOVtIT8-khakTD3bI1jssX8GT-K1zyWotdNWI3_UQlQJsKwPSgf74KMc4lT=h900"/>
        <text:p text:style-name="Text_20_body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3:56:07.518547104</meta:creation-date>
    <dc:date>2015-10-16T15:06:56.339919345</dc:date>
    <meta:editing-duration>PT23M5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1" meta:paragraph-count="18" meta:word-count="237" meta:character-count="1533" meta:non-whitespace-character-count="1313"/>
  </office:meta>
</office:document-meta>
</file>